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EF000000D851F8367C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24E0000023AC775A853.eps" manifest:media-type=""/>
  <manifest:file-entry manifest:full-path="Pictures/200000010000015F00000135D64FBC2E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C500000142898873D0.svm" manifest:media-type=""/>
  <manifest:file-entry manifest:full-path="Pictures/20000001000001CD000000D8FBE8A3AE.svm" manifest:media-type=""/>
  <manifest:file-entry manifest:full-path="Pictures/10000000000000200000002000309F1C.png" manifest:media-type="image/png"/>
  <manifest:file-entry manifest:full-path="Pictures/200000010000011C000000D8485B7BDD.svm" manifest:media-type=""/>
  <manifest:file-entry manifest:full-path="Pictures/20000001000001790000012D35D48ABB.svm" manifest:media-type=""/>
  <manifest:file-entry manifest:full-path="Pictures/20000001000000ED000000D877E400B4.svm" manifest:media-type=""/>
  <manifest:file-entry manifest:full-path="Pictures/20000001000002690000013145689BC3.svm" manifest:media-type=""/>
  <manifest:file-entry manifest:full-path="Pictures/20000001000000E900000129D89EFC9E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726cm" svg:height="9.397cm" svg:x="1.536cm" svg:y="0.359cm">
          <draw:image xlink:href="Pictures/200000020000024E0000023AC775A853.eps" xlink:type="simple" xlink:show="embed" xlink:actuate="onLoad">
            <text:p/>
          </draw:image>
          <draw:glue-point draw:id="4" svg:x="-0.391cm" svg:y="4.169cm"/>
          <draw:glue-point draw:id="5" svg:x="-0.71cm" svg:y="3.09cm"/>
        </draw:frame>
        <draw:frame draw:style-name="gr2" draw:text-style-name="P1" draw:layer="layout" svg:width="0.739cm" svg:height="0.365cm" svg:x="6.915cm" svg:y="0.29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5.586cm" svg:y="1.895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5.576cm" svg:y="3.2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2cm" svg:height="0.37cm" svg:x="4.693cm" svg:y="2.013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283cm" svg:height="0.258cm" svg:x="3.583cm" svg:y="2.255cm">
          <draw:image xlink:href="Pictures/20000001000000ED000000D877E400B4.svm" xlink:type="simple" xlink:show="embed" xlink:actuate="onLoad">
            <text:p/>
          </draw:image>
        </draw:frame>
        <draw:frame draw:style-name="gr7" draw:text-style-name="P1" draw:layer="layout" svg:width="0.299cm" svg:height="0.258cm" svg:x="2.373cm" svg:y="3.16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451cm" svg:height="0.36cm" svg:x="7.546cm" svg:y="3.853cm">
          <draw:image xlink:href="Pictures/20000001000001790000012D35D48ABB.svm" xlink:type="simple" xlink:show="embed" xlink:actuate="onLoad">
            <text:p/>
          </draw:image>
        </draw:frame>
        <draw:frame draw:style-name="gr9" draw:text-style-name="P1" draw:layer="layout" svg:width="0.34cm" svg:height="0.258cm" svg:x="7.953cm" svg:y="3.297cm">
          <draw:image xlink:href="Pictures/200000010000011C000000D8485B7BDD.svm" xlink:type="simple" xlink:show="embed" xlink:actuate="onLoad">
            <text:p/>
          </draw:image>
        </draw:frame>
        <draw:frame draw:style-name="gr3" draw:text-style-name="P1" draw:layer="layout" svg:width="0.446cm" svg:height="0.355cm" svg:x="3.07cm" svg:y="7.64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4.332cm" svg:y="7.59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283cm" svg:height="0.258cm" svg:x="2.73cm" svg:y="5.956cm">
          <draw:image xlink:href="Pictures/20000001000000ED000000D877E400B4.svm" xlink:type="simple" xlink:show="embed" xlink:actuate="onLoad">
            <text:p/>
          </draw:image>
        </draw:frame>
        <draw:frame draw:style-name="gr7" draw:text-style-name="P1" draw:layer="layout" svg:width="0.299cm" svg:height="0.258cm" svg:x="1.429cm" svg:y="7.952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552cm" svg:height="0.258cm" svg:x="4.625cm" svg:y="5.956cm">
          <draw:image xlink:href="Pictures/20000001000001CD000000D8FBE8A3AE.svm" xlink:type="simple" xlink:show="embed" xlink:actuate="onLoad">
            <text:p/>
          </draw:image>
        </draw:frame>
        <draw:frame draw:style-name="gr11" draw:text-style-name="P1" draw:layer="layout" svg:width="0.689cm" svg:height="0.37cm" svg:x="5.818cm" svg:y="7.153cm">
          <draw:image xlink:href="Pictures/200000010000023F000001358C0EADEA.svm" xlink:type="simple" xlink:show="embed" xlink:actuate="onLoad">
            <text:p/>
          </draw:image>
        </draw:frame>
        <draw:frame draw:style-name="gr12" draw:text-style-name="P1" draw:layer="layout" svg:width="0.593cm" svg:height="0.258cm" svg:x="7.674cm" svg:y="7.283cm">
          <draw:image xlink:href="Pictures/20000001000001EF000000D851F8367C.svm" xlink:type="simple" xlink:show="embed" xlink:actuate="onLoad">
            <text:p/>
          </draw:image>
        </draw:frame>
        <draw:line draw:style-name="gr13" draw:text-style-name="P1" draw:layer="layout" svg:x1="7.732cm" svg:y1="6.576cm" svg:x2="7.732cm" svg:y2="7.063cm">
          <text:p/>
        </draw:line>
        <draw:frame draw:style-name="gr14" draw:text-style-name="P1" draw:layer="layout" svg:width="0.278cm" svg:height="0.355cm" svg:x="7.898cm" svg:y="6.57cm">
          <draw:image xlink:href="Pictures/20000001000000E900000129D89EFC9E.svm" xlink:type="simple" xlink:show="embed" xlink:actuate="onLoad">
            <text:p/>
          </draw:image>
        </draw:frame>
        <draw:frame draw:style-name="gr15" draw:text-style-name="P1" draw:layer="layout" svg:width="0.542cm" svg:height="0.385cm" svg:x="9.439cm" svg:y="6.824cm">
          <draw:image xlink:href="Pictures/20000001000001C500000142898873D0.svm" xlink:type="simple" xlink:show="embed" xlink:actuate="onLoad">
            <text:p/>
          </draw:image>
        </draw:frame>
        <draw:frame draw:style-name="gr16" draw:text-style-name="P1" draw:layer="layout" svg:width="0.689cm" svg:height="0.37cm" svg:x="8.353cm" svg:y="5.737cm">
          <draw:image xlink:href="Pictures/200000010000023F00000135B9F501A9.svm" xlink:type="simple" xlink:show="embed" xlink:actuate="onLoad">
            <text:p/>
          </draw:image>
        </draw:frame>
        <draw:frame draw:style-name="gr8" draw:text-style-name="P1" draw:layer="layout" svg:width="0.451cm" svg:height="0.36cm" svg:x="8.906cm" svg:y="8.493cm">
          <draw:image xlink:href="Pictures/20000001000001790000012D35D48ABB.svm" xlink:type="simple" xlink:show="embed" xlink:actuate="onLoad">
            <text:p/>
          </draw:image>
        </draw:frame>
        <draw:frame draw:style-name="gr9" draw:text-style-name="P1" draw:layer="layout" svg:width="0.34cm" svg:height="0.258cm" svg:x="8.824cm" svg:y="7.777cm">
          <draw:image xlink:href="Pictures/200000010000011C000000D8485B7BDD.svm" xlink:type="simple" xlink:show="embed" xlink:actuate="onLoad">
            <text:p/>
          </draw:image>
        </draw:frame>
        <draw:frame draw:style-name="gr17" draw:text-style-name="P2" draw:layer="layout" svg:width="0.948cm" svg:height="0.911cm" svg:x="10.417cm" svg:y="1.94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7" draw:text-style-name="P2" draw:layer="layout" svg:width="1.345cm" svg:height="0.911cm" svg:x="10.219cm" svg:y="4.83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connector draw:style-name="gr13" draw:text-style-name="P1" draw:layer="layout" draw:line-skew="-2.295cm" svg:x1="6.019cm" svg:y1="8.974cm" svg:x2="5.709cm" svg:y2="7.96cm" draw:start-shape="id1" draw:start-glue-point="4" draw:end-shape="id1" draw:end-glue-point="5" svg:d="m6019 8974v-1013h-310v-1">
          <text:p/>
        </draw:connector>
        <draw:frame draw:style-name="gr18" draw:layer="layout" svg:width="1.217cm" svg:height="0.911cm" svg:x="5.434cm" svg:y="8.832cm">
          <draw:text-box>
            <text:p>تھونن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10.0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3T14:20:07</meta:creation-date>
    <meta:editing-duration>PT16M2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13T14:36:06</dc:date>
    <dc:creator>kkk </dc:creator>
    <meta:document-statistic meta:object-count="26"/>
    <meta:template xlink:type="simple" xlink:actuate="onRequest" xlink:title="kkkFigures" xlink:href="../../../../../.libreoffice/3/user/template/kkkFigures.otg" meta:date="2014-07-13T14:20:05"/>
  </office:meta>
</office:document-meta>
</file>